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5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6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6" calcext:value-type="float">
            <text:p>6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20" calcext:value-type="float">
            <text:p>2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3" calcext:value-type="float">
            <text:p>3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18:40:00.1168172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3T18:41:18.040463389</dc:date>
    <meta:editing-cycles>35</meta:editing-cycles>
    <meta:editing-duration>PT3H33M16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